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table:number-columns-repeated="6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table:number-columns-repeated="6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table:number-columns-repeated="6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table:number-columns-repeated="6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table:number-columns-repeated="6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table:number-columns-repeated="6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table:number-columns-repeated="6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6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table:number-columns-repeated="6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table:number-columns-repeated="6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table:number-columns-repeated="6"/>
          <table:table-cell table:number-columns-repeated="244"/>
        </table:table-row>
        <table:table-row table:style-name="ro1">
          <table:table-cell>
            <draw:frame table:end-cell-address="表1.G37" table:end-x="0.714cm" table:end-y="0.066cm" draw:z-index="0" draw:style-name="gr1" svg:width="6.498cm" svg:height="4.994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2cm" table:end-y="0.066cm" draw:z-index="1" draw:style-name="gr1" svg:width="6.498cm" svg:height="4.994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7cm" table:end-y="0.066cm" draw:z-index="2" draw:style-name="gr1" svg:width="6.498cm" svg:height="4.994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6cm" table:end-y="0.066cm" draw:z-index="3" draw:style-name="gr1" svg:width="6.498cm" svg:height="4.994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6cm" table:end-y="0.059cm" draw:z-index="4" draw:style-name="gr1" svg:width="6.5cm" svg:height="4.5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4cm" table:end-y="0.059cm" draw:z-index="5" draw:style-name="gr1" svg:width="6.5cm" svg:height="4.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7cm" table:end-y="0.157cm" draw:z-index="6" draw:style-name="gr1" svg:width="6.498cm" svg:height="4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9">2008/12/29</text:date>, <text:time>22:43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8-12-29T22:43:43</dc:date>
    <meta:editing-cycles>12</meta:editing-cycles>
    <meta:editing-duration>P1DT18H9M1S</meta:editing-duration>
    <meta:user-defined meta:name="Info 1"/>
    <meta:user-defined meta:name="Info 2"/>
    <meta:user-defined meta:name="Info 3"/>
    <meta:user-defined meta:name="Info 4"/>
    <meta:document-statistic meta:table-count="3" meta:cell-count="16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cm" svg:y="0.107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07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07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898cm" svg:y="0.107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5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70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138cm" svg:y="0.096cm" chart:style-name="ch2">
          <text:p>load-library</text:p>
        </chart:title>
        <chart:legend chart:legend-position="end" svg:x="4.452cm" svg:y="1.81cm" chart:style-name="ch3"/>
        <chart:plot-area chart:style-name="ch4" table:cell-range-address="表1.A18:表1.L18" chart:data-source-has-labels="column" svg:x="0.13cm" svg:y="0.683cm" svg:width="4.192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001cm" chart:class="chart:line" chart:style-name="ch1">
        <chart:title svg:x="2.844cm" svg:y="0.086cm" chart:style-name="ch2">
          <text:p>clos</text:p>
        </chart:title>
        <chart:legend chart:legend-position="end" svg:x="5.192cm" svg:y="1.717cm" chart:style-name="ch3"/>
        <chart:plot-area chart:style-name="ch4" table:cell-range-address="表1.A19:表1.L19" chart:data-source-has-labels="column" svg:x="0.129cm" svg:y="0.663cm" svg:width="4.93cm" svg:height="3.17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